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Пояснення до програмного коду:</text:h>
      <text:list text:style-name="L1">
        <text:list-item>
          <text:p text:style-name="P1"><text:span text:style-name="Strong_20_Emphasis">Оголошення змінних</text:span>:</text:p>
          <text:list>
            <text:list-item>
              <text:p text:style-name="P2"><text:span text:style-name="Source_20_Text">n</text:span>: змінна, що зберігає розмір матриці (кількість рядків і стовпців), оскільки це квадратна матриця.</text:p>
            </text:list-item>
            <text:list-item>
              <text:p text:style-name="P2"><text:span text:style-name="Source_20_Text">A</text:span>: двовимірний масив розміру <text:span text:style-name="Source_20_Text">n x n</text:span>, в якому зберігаються елементи матриці.</text:p>
            </text:list-item>
            <text:list-item>
              <text:p text:style-name="P2"><text:span text:style-name="Source_20_Text">sum</text:span>: змінна для збереження суми елементів головної діагоналі матриці.</text:p>
            </text:list-item>
            <text:list-item>
              <text:p text:style-name="P2"><text:span text:style-name="Source_20_Text">average</text:span>: змінна для збереження середнього арифметичного елементів головної діагоналі.</text:p>
            </text:list-item>
          </text:list>
        </text:list-item>
        <text:list-item>
          <text:p text:style-name="P1"><text:span text:style-name="Strong_20_Emphasis">Введення розміру матриці</text:span>:</text:p>
          <text:list>
            <text:list-item>
              <text:p text:style-name="P2">Користувач вводить значення змінної <text:span text:style-name="Source_20_Text">n</text:span>, що визначає розмір квадратної матриці (кількість рядків і стовпців).</text:p>
            </text:list-item>
          </text:list>
        </text:list-item>
        <text:list-item>
          <text:p text:style-name="P1"><text:span text:style-name="Strong_20_Emphasis">Введення елементів матриці</text:span>:</text:p>
          <text:list>
            <text:list-item>
              <text:p text:style-name="P2">Програма використовує два вкладених цикли <text:span text:style-name="Source_20_Text">for</text:span> для заповнення елементів матриці. Користувач по черзі вводить значення кожного елемента матриці для кожної пари індексів <text:span text:style-name="Source_20_Text">A[i, j]</text:span>.</text:p>
            </text:list-item>
          </text:list>
        </text:list-item>
        <text:list-item>
          <text:p text:style-name="P1"><text:span text:style-name="Strong_20_Emphasis">Обчислення суми елементів головної діагоналі</text:span>:</text:p>
          <text:list>
            <text:list-item>
              <text:p text:style-name="P2">Головна діагональ складається з елементів, у яких індекси однакові (тобто елементи, де <text:span text:style-name="Source_20_Text">i = j</text:span>), такі елементи називаються елементами головної діагоналі (наприклад, <text:span text:style-name="Source_20_Text">A[1,1]</text:span>, <text:span text:style-name="Source_20_Text">A[2,2]</text:span>, <text:span text:style-name="Source_20_Text">A[3,3]</text:span> тощо).</text:p>
            </text:list-item>
            <text:list-item>
              <text:p text:style-name="P2">Програма додає елементи головної діагоналі в змінну <text:span text:style-name="Source_20_Text">sum</text:span> за допомогою циклу <text:span text:style-name="Source_20_Text">for i := 1 to n</text:span>.</text:p>
            </text:list-item>
          </text:list>
        </text:list-item>
        <text:list-item>
          <text:p text:style-name="P1"><text:span text:style-name="Strong_20_Emphasis">Обчислення середнього арифметичного</text:span>:</text:p>
          <text:list>
            <text:list-item>
              <text:p text:style-name="P2">Середнє арифметичне обчислюється за формулою: average=sumn\text{average} = \frac{\text{sum}}{n}average=n/sum​ де <text:span text:style-name="Source_20_Text">sum</text:span> — це сума елементів головної діагоналі, а <text:span text:style-name="Source_20_Text">n</text:span> — кількість елементів на діагоналі (яка дорівнює розміру матриці).</text:p>
            </text:list-item>
          </text:list>
        </text:list-item>
        <text:list-item>
          <text:p text:style-name="P1"><text:span text:style-name="Strong_20_Emphasis">Виведення результату</text:span>:</text:p>
          <text:list>
            <text:list-item>
              <text:p text:style-name="P1">Програма виводить значення середнього арифметичного елементів головної діагоналі на екран з точністю до двох знаків після коми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uk" fo:country="UA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uk" fo:country="UA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3:33:54.339000000</meta:creation-date>
    <dc:date>2024-12-04T13:34:37.561000000</dc:date>
    <meta:editing-duration>PT44S</meta:editing-duration>
    <meta:editing-cycles>1</meta:editing-cycles>
    <meta:document-statistic meta:table-count="0" meta:image-count="0" meta:object-count="0" meta:page-count="1" meta:paragraph-count="17" meta:word-count="188" meta:character-count="1471" meta:non-whitespace-character-count="1199"/>
    <meta:generator>LibreOffice/24.2.5.2$Windows_X86_64 LibreOffice_project/bffef4ea93e59bebbeaf7f431bb02b1a39ee8a59</meta:generator>
  </office:meta>
</office:document-meta>
</file>